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result_acc</text:p>
          </table:table-cell>
          <table:table-cell table:style-name="ce1" office:value-type="string" calcext:value-type="string">
            <text:p>result_auc</text:p>
          </table:table-cell>
          <table:table-cell table:style-name="ce1" office:value-type="string" calcext:value-type="string">
            <text:p>result_cem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10-fold cross-validation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office:value-type="float" office:value="0.521" calcext:value-type="float">
            <text:p>0.521</text:p>
          </table:table-cell>
          <table:table-cell table:style-name="ce3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utolabelled features + context label</text:p>
          </table:table-cell>
          <table:table-cell table:style-name="ce3"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527" calcext:value-type="float">
            <text:p>0.527</text:p>
          </table:table-cell>
          <table:table-cell table:style-name="ce3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float" office:value="0.575" calcext:value-type="float">
            <text:p>0.575</text:p>
          </table:table-cell>
          <table:table-cell table:style-name="ce3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93" calcext:value-type="float">
            <text:p>0.293</text:p>
          </table:table-cell>
          <table:table-cell table:style-name="ce2" office:value-type="float" office:value="0.63" calcext:value-type="float">
            <text:p>0.63</text:p>
          </table:table-cell>
          <table:table-cell table:style-name="ce3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519" calcext:value-type="float">
            <text:p>0.519</text:p>
          </table:table-cell>
          <table:table-cell table:style-name="ce3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2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80/20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599" calcext:value-type="float">
            <text:p>0.599</text:p>
          </table:table-cell>
          <table:table-cell table:style-name="ce3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table:style-name="ce3"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table:style-name="ce3"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table:style-name="ce3"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table:style-name="ce3"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Added 8 emotion labels, eliminat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5" calcext:value-type="float">
            <text:p>0.517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Added 8 emotion labels, eliminat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 (VAD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15" calcext:value-type="float">
            <text:p>0.5415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Cross validation of experiment 24 and 25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Cross validation of experiment 24 and 25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32" calcext:value-type="float">
            <text:p>0.513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hange to 3 labels</text:p>
          </table:table-cell>
          <table:table-cell table:style-name="ce8"/>
          <table:table-cell table:style-name="ce10"/>
          <table:table-cell table:style-name="ce8"/>
          <table:table-cell table:style-name="ce6" table:number-columns-repeated="3"/>
          <table:table-cell table:style-name="ce12"/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/>
          <table:table-cell table:style-name="ce3" office:value-type="string" calcext:value-type="string">
            <text:p>Modified empathy labels, used all features with 32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96" calcext:value-type="float">
            <text:p>0.5896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[1, 0, 0, 0, 0, 1, 0, 0, 0, 0, 1]</text:p>
            <text:p/>
          </table:table-cell>
          <table:table-cell table:style-name="ce3" office:value-type="string" calcext:value-type="string">
            <text:p>Just used length of utterances. This is our experimental baselin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[1, 0, 0, 0, 0, 1, 0, 0, 0, 1, 1]</text:p>
          </table:table-cell>
          <table:table-cell table:style-name="ce3" office:value-type="string" calcext:value-type="string">
            <text:p>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[1, 0, 0, 0, 1, 1, 0, 0, 0, 0, 1]</text:p>
          </table:table-cell>
          <table:table-cell table:style-name="ce3" office:value-type="string" calcext:value-type="string">
            <text:p>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[1, 0, 0, 0, 1, 1, 0, 0, 0, 1, 1]</text:p>
          </table:table-cell>
          <table:table-cell table:style-name="ce3" office:value-type="string" calcext:value-type="string">
            <text:p>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[1, 0, 0, 1, 0, 1, 0, 0, 0, 0, 1]</text:p>
          </table:table-cell>
          <table:table-cell table:style-name="ce3" office:value-type="string" calcext:value-type="string">
            <text:p>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EPITOME mechanisms seem to not affect the results very much 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[1, 0, 0, 1, 0, 1, 0, 0, 0, 1, 1]</text:p>
          </table:table-cell>
          <table:table-cell table:style-name="ce3" office:value-type="string" calcext:value-type="string">
            <text:p>length + EPITOME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21" calcext:value-type="float">
            <text:p>0.321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[1, 0, 0, 1, 1, 1, 0, 0, 0, 0, 1]</text:p>
          </table:table-cell>
          <table:table-cell table:style-name="ce3" office:value-type="string" calcext:value-type="string">
            <text:p>length + EPITOME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[1, 0, 0, 1, 1, 1, 0, 0, 0, 1, 1]</text:p>
            <text:p/>
          </table:table-cell>
          <table:table-cell table:style-name="ce3" office:value-type="string" calcext:value-type="string">
            <text:p>length + EPITOME + VAD+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5" calcext:value-type="float">
            <text:p>0.58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[1, 0, 1, 0, 0, 1, 0, 0, 0, 0, 1]</text:p>
          </table:table-cell>
          <table:table-cell table:style-name="ce3" office:value-type="string" calcext:value-type="string">
            <text:p>Sentiment + length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37" calcext:value-type="float">
            <text:p>0.537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[1, 0, 1, 0, 0, 1, 0, 0, 0, 1, 1]</text:p>
          </table:table-cell>
          <table:table-cell table:style-name="ce3" office:value-type="string" calcext:value-type="string">
            <text:p>Sentiment + 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[1, 0, 1, 0, 1, 1, 0, 0, 0, 0, 1]</text:p>
          </table:table-cell>
          <table:table-cell table:style-name="ce3" office:value-type="string" calcext:value-type="string">
            <text:p>Sentiment + 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[1, 0, 1, 0, 1, 1, 0, 0, 0, 1, 1]</text:p>
          </table:table-cell>
          <table:table-cell table:style-name="ce3" office:value-type="string" calcext:value-type="string">
            <text:p>Sentiment + 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" calcext:value-type="float">
            <text:p>0.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[1, 0, 1, 1, 0, 1, 0, 0, 0, 0, 1]</text:p>
          </table:table-cell>
          <table:table-cell table:style-name="ce3" office:value-type="string" calcext:value-type="string">
            <text:p>Sentiment + 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[1, 0, 1, 1, 0, 1, 0, 0, 0, 1, 1]</text:p>
          </table:table-cell>
          <table:table-cell table:style-name="ce3" office:value-type="string" calcext:value-type="string">
            <text:p>length + EPITOME + 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[1, 0, 1, 1, 1, 1, 0, 0, 0, 0, 1]</text:p>
          </table:table-cell>
          <table:table-cell table:style-name="ce3" office:value-type="string" calcext:value-type="string">
            <text:p>length + EPITOME + VAD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[1, 0, 1, 1, 1, 1, 0, 0, 0, 1, 1]</text:p>
          </table:table-cell>
          <table:table-cell table:style-name="ce3" office:value-type="string" calcext:value-type="string">
            <text:p>length + EPITOME + VAD+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[1, 1, 0, 0, 0, 1, 0, 0, 0, 0, 1]</text:p>
          </table:table-cell>
          <table:table-cell table:style-name="ce3" office:value-type="string" calcext:value-type="string">
            <text:p>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[1, 1, 0, 0, 0, 1, 0, 0, 0, 1, 1]</text:p>
          </table:table-cell>
          <table:table-cell table:style-name="ce3" office:value-type="string" calcext:value-type="string">
            <text:p>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[1, 1, 0, 0, 1, 1, 0, 0, 0, 0, 1]</text:p>
          </table:table-cell>
          <table:table-cell table:style-name="ce3" office:value-type="string" calcext:value-type="string">
            <text:p>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[1, 1, 0, 0, 1, 1, 0, 0, 0, 1, 1]</text:p>
          </table:table-cell>
          <table:table-cell table:style-name="ce3" office:value-type="string" calcext:value-type="string">
            <text:p>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[1, 1, 0, 1, 0, 1, 0, 0, 0, 0, 1]</text:p>
          </table:table-cell>
          <table:table-cell table:style-name="ce3" office:value-type="string" calcext:value-type="string">
            <text:p>length + EPITOME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4" calcext:value-type="float">
            <text:p>0.4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[1, 1, 0, 1, 0, 1, 0, 0, 0, 1, 1]</text:p>
          </table:table-cell>
          <table:table-cell table:style-name="ce3" office:value-type="string" calcext:value-type="string">
            <text:p>length + EPITOME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[1, 1, 0, 1, 1, 1, 0, 0, 0, 0, 1]</text:p>
          </table:table-cell>
          <table:table-cell table:style-name="ce3" office:value-type="string" calcext:value-type="string">
            <text:p>length + EPITOME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[1, 1, 0, 1, 1, 1, 0, 0, 0, 1, 1]</text:p>
          </table:table-cell>
          <table:table-cell table:style-name="ce3" office:value-type="string" calcext:value-type="string">
            <text:p>length + EPITOME + VAD+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[1, 1, 1, 0, 0, 1, 0, 0, 0, 0, 1]</text:p>
          </table:table-cell>
          <table:table-cell table:style-name="ce3" office:value-type="string" calcext:value-type="string">
            <text:p>Sentiment + 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[1, 1, 1, 0, 0, 1, 0, 0, 0, 1, 1]</text:p>
          </table:table-cell>
          <table:table-cell table:style-name="ce3" office:value-type="string" calcext:value-type="string">
            <text:p>Sentiment + 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[1, 1, 1, 0, 1, 1, 0, 0, 0, 0, 1]</text:p>
          </table:table-cell>
          <table:table-cell table:style-name="ce3" office:value-type="string" calcext:value-type="string">
            <text:p>Sentiment + 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" calcext:value-type="float">
            <text:p>0.53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[1, 1, 1, 0, 1, 1, 0, 0, 0, 1, 1]</text:p>
          </table:table-cell>
          <table:table-cell table:style-name="ce3" office:value-type="string" calcext:value-type="string">
            <text:p>Sentiment + 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[1, 1, 1, 1, 0, 1, 0, 0, 0, 0, 1]</text:p>
          </table:table-cell>
          <table:table-cell table:style-name="ce3" office:value-type="string" calcext:value-type="string">
            <text:p>Sentiment + length + EPITOME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" calcext:value-type="float">
            <text:p>0.55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[1, 1, 1, 1, 0, 1, 0, 0, 0, 1, 1]</text:p>
          </table:table-cell>
          <table:table-cell table:style-name="ce3" office:value-type="string" calcext:value-type="string">
            <text:p>length + EPITOME + mimicry + sentiment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6" calcext:value-type="float">
            <text:p>0.44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[1, 1, 1, 1, 1, 1, 0, 0, 0, 0, 1]</text:p>
          </table:table-cell>
          <table:table-cell table:style-name="ce3" office:value-type="string" calcext:value-type="string">
            <text:p>length + EPITOME + VAD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[1, 1, 1, 1, 1, 1, 0, 0, 0, 1, 1]</text:p>
            <text:p/>
          </table:table-cell>
          <table:table-cell table:style-name="ce3" office:value-type="string" calcext:value-type="string">
            <text:p>length + EPITOME + VAD+mimicry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</table:table-row>
        <table:table-row table:style-name="ro5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[1, 0, 0, 0, 0, 1, 0, 0, 0, 1, 1]</text:p>
          </table:table-cell>
          <table:table-cell table:style-name="ce2" office:value-type="string" calcext:value-type="string">
            <text:p>mimicry was replaced by emotional distance [-1,1]. Only length + emotional distance to gauge its effect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[1, 0, 0, 0, 0, 1, 0, 0, 0, 1, 1]</text:p>
          </table:table-cell>
          <table:table-cell table:style-name="ce2" office:value-type="string" calcext:value-type="string">
            <text:p>Added mimicry based on emotional distance (&gt;0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" calcext:value-type="float">
            <text:p>0.55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[1, 0, 0, 0, 0, 1, 0, 0, 0, 1, 1]</text:p>
          </table:table-cell>
          <table:table-cell table:style-name="ce2" office:value-type="string" calcext:value-type="string">
            <text:p>Mimicry based on emotional distance (&gt;0.7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1" calcext:value-type="float">
            <text:p>0.51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[1, 0, 0, 0, 0, 1, 0, 0, 0, 1, 1]</text:p>
          </table:table-cell>
          <table:table-cell table:style-name="ce2" office:value-type="string" calcext:value-type="string">
            <text:p>Mimicry based on emotional distance (&gt;0.7). Treated mimicry as a number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Test results show that treating mimicry as a number (as was default) seems to reduce accuracy</text:p>
          </table:table-cell>
          <table:table-cell table:number-columns-repeated="2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[1, 0, 0, 0, 0, 1, 0, 0, 0, 1, 1]</text:p>
          </table:table-cell>
          <table:table-cell table:style-name="ce2" office:value-type="string" calcext:value-type="string">
            <text:p>Mimicry based on emotional distance (&gt;0.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7" calcext:value-type="float">
            <text:p>0.4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[1, 0, 0, 0, 0, 1, 0, 0, 0, 1, 1]</text:p>
          </table:table-cell>
          <table:table-cell table:style-name="ce2" office:value-type="string" calcext:value-type="string">
            <text:p>Mimicry based on emotional distance (&gt;0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7" calcext:value-type="float">
            <text:p>0.39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[1, 0, 0, 0, 0, 1, 0, 0, 0, 1, 1]</text:p>
          </table:table-cell>
          <table:table-cell table:style-name="ce2" office:value-type="string" calcext:value-type="string">
            <text:p>Mimicry based on emotional distance (&gt;0.7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[1, 1, 1, 0, 0, 1, 0, 0, 0, 1, 1]</text:p>
          </table:table-cell>
          <table:table-cell table:style-name="ce2" office:value-type="string" calcext:value-type="string">
            <text:p>Intent + sentiment + length + mimicry (&gt;0.7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number-columns-repeated="6"/>
        </table:table-row>
        <table:table-row table:style-name="ro1" table:number-rows-repeated="10">
          <table:table-cell/>
          <table:table-cell table:style-name="ce2"/>
          <table:table-cell table:number-columns-repeated="9"/>
        </table:table-row>
        <table:table-row table:style-name="ro1" table:number-rows-repeated="104849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10:02:13.664766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4-02T14:41:29.531606483</dc:date>
    <meta:editing-duration>PT21H16M32S</meta:editing-duration>
    <meta:editing-cycles>37</meta:editing-cycles>
    <meta:document-statistic meta:table-count="1" meta:cell-count="553" meta:object-count="0"/>
  </office:meta>
</office:document-meta>
</file>